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style="italic" style:font-style-asian="italic"/>
    </style:style>
    <style:style style:name="T19" style:parent-style-name="Značkapozn.podčarou" style:family="text">
      <style:text-properties fo:font-weight="normal" style:font-weight-asian="normal" fo:font-size="9pt" style:font-size-asian="9pt"/>
    </style:style>
    <style:style style:name="T20" style:parent-style-name="Hypertextovýodkaz" style:family="text">
      <style:text-properties fo:font-size="9pt" style:font-size-asian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4/2021<text:bookmark-end text:name="Text14"/></text:p>
            <text:p text:style-name="Normální">KVOP-21586/2021<text:bookmark-end text:name="Text2"/></text:p>
            <text:p text:style-name="Normální"><text:bookmark-start text:name="Text6"/>18. 05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Ing. A. K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K.,</text:p>
      <text:p text:style-name="Základnítext">dne 10. 5. 2021 byla do Kanceláře veřejného ochránce práv doručena Vaše žádost podle zákona o svobodném přístupu k informacím, kterou<text:s/><text:span text:style-name="Silné">žádáte následující informace</text:span>:<text:s/><text:span text:style-name="T18">„ výstupy z kontrolní činnosti Ombudsmana na dětské psychiatrii FN Motol v Praze v roce 2019.“</text:span></text:p>
      <text:p text:style-name="Základnítext">K Vaší žádosti<text:s/><text:span text:style-name="Silné">poskytuji následující informace</text:span>:</text:p>
      <text:p text:style-name="Základnítext">Veřejný ochránce navštívil Dětskou psychiatrickou kliniku Fakultní nemocnice v Motole (dále jen jako „zařízení“). Z návštěvy vznikla zpráva, která je stejně jako následná komunikace se zařízením<text:s/>dostupná online na stránkách ochránce<text:span text:style-name="Značkapozn.podčarou"><text:note text:note-class="footnote" text:id="_ftn0"><text:note-citation>1</text:note-citation><text:note-body><text:p text:style-name="Textpozn.podčarou"><text:s/><text:span text:style-name="T19"><text:tab/></text:span>Zpráva veřejného ochránce práv z návštěvy Dětské psychiatrické kliniky<text:s/>Fakultní nemocnice v Motole<text:s/>ze dne<text:s/>27. 01. 2020, sp. zn. 48/2019/NZ/MSŘ, dostupná z:<text:s/><text:a xlink:href="https://eso.ochrance.cz/Nalezene/Edit/8552" office:target-frame-name="_top" xlink:show="replace"><text:span text:style-name="T20">https://eso.ochrance.cz/Nalezene/Edit/8552</text:span></text:a><text:s/></text:p></text:note-body></text:note></text:span>.<text:s/></text:p>
      <text:p text:style-name="Základnítext">S pozdravem</text:p>
      <text:p text:style-name="Základnítext"/>
      <text:p text:style-name="podpis"/>
      <text:p text:style-name="podpis">JUDr. Pavel Pořízek, Ph.D. v. r.</text:p>
      <text:p text:style-name="podpis">vedoucí Kanceláře veřejného ochránce práv</text:p>
      <text:p text:style-name="podpis">(dokument je elektronicky podepsán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Sledovanýodkaz" style:display-name="Sledovaný odkaz" style:family="text" style:parent-style-name="Standardnípísmoodstavce">
      <style:text-properties fo:color="#954F72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E47F*</text:span>*KVOPX00BE47F*</text:p>
        <text:p text:style-name="P12"><text:span text:style-name="T13">KVOPX00BE47F</text:span>KVOPX00BE47F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8T09:15:00Z</meta:creation-date>
    <dc:date>2021-06-18T10:09:00Z</dc:date>
    <meta:print-date>2016-06-27T07:08:00Z</meta:print-date>
    <meta:template xlink:href="KVOP_dopis%20vedoucího" xlink:type="simple"/>
    <meta:editing-cycles>4</meta:editing-cycles>
    <meta:editing-duration>PT3240S</meta:editing-duration>
    <meta:user-defined meta:name="ContentTypeId">0x010100D3A71DC738674B4893D02C4CA0E22FAC</meta:user-defined>
    <meta:document-statistic meta:page-count="1" meta:paragraph-count="1" meta:word-count="132" meta:character-count="910" meta:row-count="6" meta:non-whitespace-character-count="779"/>
  </office:meta>
</office:document-meta>
</file>